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106cm" fo:text-align="justify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balho de Paradigma de Linguagens de Programação</text:p>
      <text:p text:style-name="P1"/>
      <text:p text:style-name="P2">Data de Entrega: 30 de maio de 2008</text:p>
      <text:p text:style-name="P2">Valor: 2,5 pontos</text:p>
      <text:p text:style-name="P2">Número máximo de integrantes: 6</text:p>
      <text:p text:style-name="P2"/>
      <text:p text:style-name="P2"/>
      <text:p text:style-name="P2">Usando os princípios do “Paradigma Orientado a Objeto” <text:span text:style-name="T1">ou</text:span> o “Paradigma Imperativo (procedural)” crie uma aplicação que atenda as regras do “Jogo da Velha”. </text:p>
      <text:p text:style-name="P2">A linguagem de programação selecionada fica a escolha do grupo e deve atender a um dos paradigmas acima.</text:p>
      <text:p text:style-name="P2"/>
      <text:p text:style-name="P2">Essa aplicação deve possuir:</text:p>
      <text:p text:style-name="P2">- um tabuleiro (3x3) </text:p>
      <text:p text:style-name="P2">- 2 jogadores (“X”, “O”)</text:p>
      <text:p text:style-name="P2"/>
      <text:p text:style-name="P3">O programa deve iniciar com o tabuleiro vazio, sendo que a cada jogada, o mesmo deve ser atualizado e impresso na tela. </text:p>
      <text:p text:style-name="P3">O sistema deve possuir uma lógica para verificar se houve ganhador ou empate.</text:p>
      <text:p text:style-name="P3">A entrada de dados deve ser via teclado.</text:p>
      <text:p text:style-name="P2"/>
      <text:p text:style-name="P2">A implementação do sistema deve vir acompanhada de um relatório explicando:</text:p>
      <text:p text:style-name="P2">- quais características do paradigma escolhido foram utilizadas e onde elas estão presentes no código. </text:p>
      <text:p text:style-name="P2">- quais as principais dificuldades encontradas no desenvolvimento da aplicação.</text:p>
      <text:p text:style-name="P2"/>
      <text:p text:style-name="P2">O trabalho será avaliado com base nas características do paradigma definido pelo grupo.</text:p>
      <text:p text:style-name="P2"/>
      <text:p text:style-name="P2">A aplicação deverá ser enviada por email (rpereiramg@gmail.com) e o relatório deverá ser entregue impresso em sala de aula, ambos respeitando a data limite de entrega.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Trabalho de Paradigma de Linguagens de Programação</dc:title>
    <meta:initial-creator>Clausius</meta:initial-creator>
    <meta:creation-date>2008-05-09T14:39:00</meta:creation-date>
    <dc:creator>Clausius</dc:creator>
    <dc:date>2008-05-09T15:18:00</dc:date>
    <meta:editing-cycles>2</meta:editing-cycles>
    <meta:editing-duration>PT39M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1" meta:paragraph-count="17" meta:word-count="193" meta:character-count="1214"/>
  </office:meta>
</office:document-meta>
</file>